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11])" office:value-type="float" office:value="9604.41" calcext:value-type="float">
            <text:p>9604.41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7:.C125])" office:value-type="float" office:value="-9144.2" calcext:value-type="float">
            <text:p>-9144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8])" office:value-type="float" office:value="36.2999999999975" calcext:value-type="float">
            <text:p>36.29999999999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00-00-00</text:date>, <text:time style:data-style-name="N2" text:time-value="20:55:31.622326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20:56:52.197797898</dc:date>
    <meta:editing-duration>P2DT20H33M44S</meta:editing-duration>
    <meta:editing-cycles>428</meta:editing-cycles>
    <meta:generator>LibreOffice/6.4.7.2$Linux_X86_64 LibreOffice_project/40$Build-2</meta:generator>
    <meta:document-statistic meta:table-count="7" meta:cell-count="1561" meta:object-count="0"/>
  </office:meta>
</office:document-meta>
</file>